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calcext:value-type="string" office:value-type="string">
            <text:p>Формат</text:p>
          </table:table-cell>
          <table:table-cell calcext:value-type="string" office:value-type="string">
            <text:p>Зона</text:p>
          </table:table-cell>
          <table:table-cell calcext:value-type="string" office:value-type="string">
            <text:p>Поз.</text:p>
          </table:table-cell>
          <table:table-cell calcext:value-type="string" office:value-type="string">
            <text:p>Обозначение</text:p>
          </table:table-cell>
          <table:table-cell calcext:value-type="string" office:value-type="string">
            <text:p>Наименование</text:p>
          </table:table-cell>
          <table:table-cell calcext:value-type="string" office:value-type="string">
            <text:p>Кол.</text:p>
          </table:table-cell>
          <table:table-cell calcext:value-type="string" office:value-type="string">
            <text:p>Приме-
чание</text:p>
          </table:table-cell>
          <table:table-cell calcext:value-type="string" office:value-type="string">
            <text:p>Масса</text:p>
          </table:table-cell>
          <table:table-cell calcext:value-type="string" office:value-type="string">
            <text:p>БЦО</text:p>
          </table:table-cell>
          <table:table-cell calcext:value-type="string" office:value-type="string">
            <text:p>Обозн_СТ</text:p>
          </table:table-cell>
          <table:table-cell calcext:value-type="string" office:value-type="string">
            <text:p>Вид изделия</text:p>
          </table:table-cell>
          <table:table-cell calcext:value-type="string" office:value-type="string">
            <text:p>ID ФГ</text:p>
          </table:table-cell>
          <table:table-cell calcext:value-type="string" office:value-type="string">
            <text:p>ID PartLib</text:p>
          </table:table-cell>
          <table:table-cell calcext:value-type="string" office:value-type="string">
            <text:p>Код ОКП</text:p>
          </table:table-cell>
          <table:table-cell calcext:value-type="string" office:value-type="string">
            <text:p>ID материала</text:p>
          </table:table-cell>
          <table:table-cell calcext:value-type="string" office:value-type="string">
            <text:p>Обозначение материала</text:p>
          </table:table-cell>
        </table:table-row>
        <table:table-row table:style-name="ro1"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</table:table-row>
        <table:table-row table:style-name="ro1"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string" office:value-type="string">
            <text:p>Сборочные единицы</text:p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</table:table-row>
        <table:table-row table:style-name="ro1"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1</text:p>
          </table:table-cell>
          <table:table-cell calcext:value-type="string" office:value-type="string">
            <text:p>$|-$|01$|$|$|$|</text:p>
          </table:table-cell>
          <table:table-cell calcext:value-type="string" office:value-type="string">
            <text:p>Двигатель R-385-18915-3 24V</text:p>
          </table:table-cell>
          <table:table-cell calcext:value-type="" office:value-type="">
            <text:p>2</text:p>
          </table:table-cell>
          <table:table-cell calcext:value-type="string" office:value-type="string">
            <text:p/>
          </table:table-cell>
          <table:table-cell calcext:value-type="float" office:value-type="float" office:value="0.059999999999999998">
            <text:p>0.06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2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Мотор - редуктор N20 6V</text:p>
          </table:table-cell>
          <table:table-cell calcext:value-type="" office:value-type="">
            <text:p>3</text:p>
          </table:table-cell>
          <table:table-cell calcext:value-type="string" office:value-type="string">
            <text:p/>
          </table:table-cell>
          <table:table-cell calcext:value-type="float" office:value-type="float" office:value="0.014999999999999999">
            <text:p>0.015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3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Щётка</text:p>
          </table:table-cell>
          <table:table-cell calcext:value-type="" office:value-type="">
            <text:p>5</text:p>
          </table:table-cell>
          <table:table-cell calcext:value-type="string" office:value-type="string">
            <text:p/>
          </table:table-cell>
          <table:table-cell calcext:value-type="float" office:value-type="float" office:value="0.10000000000000001">
            <text:p>0.1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4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Модуль ультразвукового датчика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028306016815511668">
            <text:p>0.028306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5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Вакуумный двигатель BL2717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17999999999999999">
            <text:p>0.18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6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 DC-DC XL6009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014999999999999999">
            <text:p>0.015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7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ARDUINO UNO R3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025000000000000001">
            <text:p>0.025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8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Aleaivy 3S2P 18650 12В 7000мАч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45000000000000001">
            <text:p>0.45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9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Amperka Troyka Shield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012">
            <text:p>0.012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10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Amperka Motor Shield L298P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014999999999999999">
            <text:p>0.015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11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Датчик уровня воды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0030000000000000001">
            <text:p>0.003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12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30A ESC SimonK Firmware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044999999999999998">
            <text:p>0.045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13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Реле TRU-5VDC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025000000000000001">
            <text:p>0.025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</table:table-row>
        <table:table-row table:style-name="ro1"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</table:table-row>
        <table:table-row table:style-name="ro1"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</table:table-row>
        <table:table-row table:style-name="ro1"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string" office:value-type="string">
            <text:p>Детали</text:p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</table:table-row>
        <table:table-row table:style-name="ro1"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16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Шестерня ведомая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10762124817492318">
            <text:p>0.107621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17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Втулка для подшипника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0089755498462601602">
            <text:p>0.008976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18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Рама для моторов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048110086546421738">
            <text:p>0.04811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19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Держатель стержней щёток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079840083761503269">
            <text:p>0.07984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20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Корпус МРУ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2769449069912171">
            <text:p>0.276945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21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Нижние пазы основной части корпуса МРУ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034244145322291739">
            <text:p>0.034244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22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Корпус двигательного отдела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28296753421443144">
            <text:p>0.282968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23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Нижняя часть рамы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050972466943085139">
            <text:p>0.050972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>@100~)</text:p>
          </table:table-cell>
          <table:table-cell calcext:value-type="string" office:value-type="string">
            <text:p/>
          </table:table-cell>
          <table:table-cell calcext:value-type="" office:value-type="">
            <text:p>24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Крышка двигательного отдела</text:p>
          </table:table-cell>
          <table:table-cell calcext:value-type="" office:value-type="">
            <text:p>1</text:p>
          </table:table-cell>
          <table:table-cell calcext:value-type="string" office:value-type="string">
            <text:p>@100~)A4@4~2</text:p>
          </table:table-cell>
          <table:table-cell calcext:value-type="float" office:value-type="float" office:value="0.072418633101048915">
            <text:p>0.072419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25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Шестерня ведущая</text:p>
          </table:table-cell>
          <table:table-cell calcext:value-type="" office:value-type="">
            <text:p>3</text:p>
          </table:table-cell>
          <table:table-cell calcext:value-type="string" office:value-type="string">
            <text:p/>
          </table:table-cell>
          <table:table-cell calcext:value-type="float" office:value-type="float" office:value="0.010106729603616549">
            <text:p>0.010107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26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Стержень для щётки</text:p>
          </table:table-cell>
          <table:table-cell calcext:value-type="" office:value-type="">
            <text:p>5</text:p>
          </table:table-cell>
          <table:table-cell calcext:value-type="string" office:value-type="string">
            <text:p/>
          </table:table-cell>
          <table:table-cell calcext:value-type="float" office:value-type="float" office:value="0.00475858003639755">
            <text:p>0.004759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27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Крышка основной части корпуса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22309659593568176">
            <text:p>0.223097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28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Крышка для датчика воды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0025649000000000002">
            <text:p>0.002565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29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Кейс для аккумуляторный батареи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024689988470309669">
            <text:p>0.02469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30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Крышка для кейса для аккумуляторной батареи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01393600000000002">
            <text:p>0.013936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31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Верхняя часть рамы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15403745867797713">
            <text:p>0.154037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</table:table-row>
        <table:table-row table:style-name="ro1"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</table:table-row>
        <table:table-row table:style-name="ro1"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</table:table-row>
        <table:table-row table:style-name="ro1"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</table:table-row>
        <table:table-row table:style-name="ro1"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string" office:value-type="string">
            <text:p>Стандартные изделия</text:p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</table:table-row>
        <table:table-row table:style-name="ro1"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  <table:table-cell calcext:value-type="" office:value-type="">
            <text:p/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34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Countersunk flat head screw ISO 7046-1 - М4 x 20 - H</text:p>
          </table:table-cell>
          <table:table-cell calcext:value-type="" office:value-type="">
            <text:p>6</text:p>
          </table:table-cell>
          <table:table-cell calcext:value-type="string" office:value-type="string">
            <text:p/>
          </table:table-cell>
          <table:table-cell calcext:value-type="float" office:value-type="float" office:value="0.002">
            <text:p>0.002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>BOSimple***PART:4a2be23b-1094-c2ab-9109-1eb2c62276f1***SHORTLOC:A259_B079D7FF98134C2D[H;0,7;20;4;-;Undefined]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>Сталь 10 ГОСТ 1050-2013</text:p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35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Countersunk flat head screw ISO 7046-1 - М4 x 25 - Z</text:p>
          </table:table-cell>
          <table:table-cell calcext:value-type="" office:value-type="">
            <text:p>8</text:p>
          </table:table-cell>
          <table:table-cell calcext:value-type="string" office:value-type="string">
            <text:p/>
          </table:table-cell>
          <table:table-cell calcext:value-type="float" office:value-type="float" office:value="0.0023900000000000002">
            <text:p>0.00239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>BOSimple***PART:92ec0e0d-68d0-4f9e-eaa2-c9b13db8eb2e***SHORTLOC:A259_B079D7FF98134C2D[Z;0,7;25;4;-;Undefined]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>Сталь 10 ГОСТ 1050-2013</text:p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36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Hexagon thin nut ISO 4035 - М4</text:p>
          </table:table-cell>
          <table:table-cell calcext:value-type="" office:value-type="">
            <text:p>4</text:p>
          </table:table-cell>
          <table:table-cell calcext:value-type="string" office:value-type="string">
            <text:p/>
          </table:table-cell>
          <table:table-cell calcext:value-type="float" office:value-type="float" office:value="0.00056097105894876">
            <text:p>0.000561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>BOSimple***PART:b6312abf-3635-9e75-d080-44536a865479***SHORTLOC:A259_4C5EF5FF3D3C4192[0,7;4;7;-;Undefined]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>Сталь 10  ГОСТ 1050-88</text:p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37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Винт 2-3x1x10.12 ГОСТ 10619-80</text:p>
          </table:table-cell>
          <table:table-cell calcext:value-type="" office:value-type="">
            <text:p>4</text:p>
          </table:table-cell>
          <table:table-cell calcext:value-type="string" office:value-type="string">
            <text:p/>
          </table:table-cell>
          <table:table-cell calcext:value-type="float" office:value-type="float" office:value="0.00046000000000000001">
            <text:p>0.00046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>BOSimple***PART:a135eb40-4c64-62b3-542c-7c3df5bf31bf***SHORTLOC:A86A9_F1ECDF2721C54B79[Нет;Без покрытия;3;10;1;Сталь 30ХГСА ГОСТ 4543-2016]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BOSimple***Material:a0aec22f-052f-4fdd-a19d-c95e78cbd053</text:p>
          </table:table-cell>
          <table:table-cell calcext:value-type="string" office:value-type="string">
            <text:p>Сталь 30ХГСА ГОСТ 4543-2016</text:p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38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Подшипник 1207 ГОСТ 28428-90</text:p>
          </table:table-cell>
          <table:table-cell calcext:value-type="" office:value-type="">
            <text:p>1</text:p>
          </table:table-cell>
          <table:table-cell calcext:value-type="string" office:value-type="string">
            <text:p/>
          </table:table-cell>
          <table:table-cell calcext:value-type="float" office:value-type="float" office:value="0.32300000000000001">
            <text:p>0.323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>BOSimple***PART:c0ee8c61-a45f-0a07-f1a0-e0ef849b54f1***SHORTLOC:AFFB_506398E62AE44C9C[35;72;17]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>Сталь 10  ГОСТ 1050-88</text:p>
          </table:table-cell>
        </table:table-row>
        <table:table-row table:style-name="ro1"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>39</text:p>
          </table:table-cell>
          <table:table-cell calcext:value-type="string" office:value-type="string">
            <text:p/>
          </table:table-cell>
          <table:table-cell calcext:value-type="string" office:value-type="string">
            <text:p>Резьбовая втулка</text:p>
          </table:table-cell>
          <table:table-cell calcext:value-type="" office:value-type="">
            <text:p>10</text:p>
          </table:table-cell>
          <table:table-cell calcext:value-type="string" office:value-type="string">
            <text:p/>
          </table:table-cell>
          <table:table-cell calcext:value-type="float" office:value-type="float" office:value="0.00123401759433007">
            <text:p>0.001234</text:p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string" office:value-type="string">
            <text:p/>
          </table:table-cell>
          <table:table-cell calcext:value-type="" office:value-type="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document-statistic meta:table-count="1" meta:cell-count="0" meta:object-count="0"/>
    <meta:generator>LibreOfficeDev/6.0.0.0.alpha0$Windows_x86 LibreOffice_project/a1f93eee75450c3ab6bc623bfad4f850260b86d0</meta:generator>
  </office:meta>
</office:document-meta>
</file>